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toFlickr</text:p>
      <text:p text:style-name="P1"/>
      <text:p text:style-name="P2">Application demo tìm kiếm ảnh trên Flickr, sử dụng Flickr API. Yêu cầu tính năng chương trình:</text:p>
      <text:list xml:id="list1530084683" text:style-name="L1">
        <text:list-item>
          <text:p text:style-name="P3">Tìm kiếm ảnh trên flickr</text:p>
        </text:list-item>
        <text:list-item>
          <text:p text:style-name="P3">Hiển thị danh sách tìm kiếm được. Bao gồm các thông tin sau:</text:p>
          <text:list>
            <text:list-item>
              <text:p text:style-name="P3">Ảnh Avatar tài khoản Upload ảnh (30 px)</text:p>
            </text:list-item>
            <text:list-item>
              <text:p text:style-name="P3">Tên tài khoản, vị trí (Location) tài khoản đăng ký</text:p>
            </text:list-item>
            <text:list-item>
              <text:p text:style-name="P3">Ngày Upload ảnh</text:p>
            </text:list-item>
            <text:list-item>
              <text:p text:style-name="P3">Số lượt View ảnh</text:p>
            </text:list-item>
            <text:list-item>
              <text:p text:style-name="P3">Ảnh minh họa (Thumb 150px)</text:p>
            </text:list-item>
          </text:list>
        </text:list-item>
        <text:list-item>
          <text:p text:style-name="P3">Hiển thị thông tin chi tiết của bức ảnh khi click vào danh sách ảnh đã tìm được. Các thông tin bao gồm</text:p>
          <text:list>
            <text:list-item>
              <text:p text:style-name="P3">Ảnh Avatar tài khoản Upload ảnh (50px)</text:p>
            </text:list-item>
            <text:list-item>
              <text:p text:style-name="P3">Tên tài khoản, tên đầy đủ, Vị trí (Location) tài khoản</text:p>
            </text:list-item>
            <text:list-item>
              <text:p text:style-name="P3">Ngày Upload ảnh</text:p>
            </text:list-item>
            <text:list-item>
              <text:p text:style-name="P3">Số lượng View ảnh</text:p>
            </text:list-item>
            <text:list-item>
              <text:p text:style-name="P3">Tiêu đề ảnh</text:p>
            </text:list-item>
            <text:list-item>
              <text:p text:style-name="P3">Diễn giải chi tiết về ảnh</text:p>
            </text:list-item>
            <text:list-item>
              <text:p text:style-name="P3">Danh sách Comment về ảnh. Liệt kê toàn bộ những lời Comment của ảnh. Một Comment bao gồm các thông tin</text:p>
              <text:list>
                <text:list-item>
                  <text:p text:style-name="P3">Ảnh Avatar tài khoản Cooment (30px)</text:p>
                </text:list-item>
                <text:list-item>
                  <text:p text:style-name="P3">Tên tài khoản Comment</text:p>
                </text:list-item>
                <text:list-item>
                  <text:p text:style-name="P3">Nội dung Commen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nc </meta:initial-creator>
    <meta:creation-date>2013-05-14T13:47:53</meta:creation-date>
    <dc:date>2013-05-14T14:07:49</dc:date>
    <dc:creator>cnc </dc:creator>
    <meta:editing-duration>PT3M50S</meta:editing-duration>
    <meta:editing-cycles>1</meta:editing-cycles>
    <meta:document-statistic meta:table-count="0" meta:image-count="0" meta:object-count="0" meta:page-count="1" meta:paragraph-count="20" meta:word-count="175" meta:character-count="789" meta:non-whitespace-character-count="652"/>
    <meta:generator>LibreOffice/3.5$Linux_X86_64 LibreOffice_project/350m1$Build-2</meta:generator>
  </office:meta>
</office:document-meta>
</file>